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1.03781in 11.4484in 2.28319in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19289in" svg:height="5.74195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DN</meta:initial-creator>
    <dc:creator>DDN</dc:creator>
    <meta:creation-date>2016-09-30T07:49:00Z</meta:creation-date>
    <dc:date>2016-09-30T07:50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